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4.25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2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7"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10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 table:number-rows-repeated="104849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21:20:23.6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6T21:51:50.591000000</dc:date>
    <meta:editing-duration>P2DT21H32M44S</meta:editing-duration>
    <meta:editing-cycles>1119</meta:editing-cycles>
    <meta:document-statistic meta:table-count="2" meta:cell-count="3768" meta:object-count="0"/>
    <meta:user-defined meta:name="qrichtext">1</meta:user-defined>
  </office:meta>
</office:document-meta>
</file>